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Helvetica" svg:font-family="Helvetic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fo:margin-top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center" fo:break-before="auto" fo:line-height="100%" fo:margin-top="0cm" style:writing-mode="lr-tb"/>
    </style:style>
    <style:style style:name="T2_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2_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2_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2_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2_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2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_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2_1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2_1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2_1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2_1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2_1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2_1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2_1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2_1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2_1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_19" style:family="text"/>
    <style:style style:name="T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_21" style:family="text"/>
    <style:style style:name="T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_23" style:family="text"/>
    <style:style style:name="T2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_25" style:family="text"/>
    <style:style style:name="T2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_27" style:family="text"/>
    <style:style style:name="T2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center" fo:break-before="auto" fo:line-height="100%" fo:margin-top="0cm" style:writing-mode="lr-tb"/>
      <style:text-properties style:text-line-through-style="none" fo:font-style="normal" style:font-style-asian="normal" style:font-style-complex="normal" fo:color="#000000" style:font-name="Helvetica" fo:font-size="12pt" style:font-name-asian="Helvetica" style:font-size-asian="12pt" style:font-name-complex="Helvetica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center" fo:break-before="auto" fo:line-height="100%" fo:margin-top="0cm" style:writing-mode="lr-tb"/>
      <style:text-properties style:text-line-through-style="none" fo:font-style="normal" style:font-style-asian="normal" style:font-style-complex="normal" fo:color="#000000" style:font-name="Helvetica" fo:font-size="12pt" style:font-name-asian="Helvetica" style:font-size-asian="12pt" style:font-name-complex="Helvetica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line-height="100%" fo:margin-top="0cm" style:writing-mode="lr-tb"/>
    </style:style>
    <style:style style:name="T5_1" style:family="text">
      <style:text-properties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5_2" style:family="text">
      <style:text-properties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5_3" style:family="text">
      <style:text-properties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5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5_5" style:family="text">
      <style:text-properties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5_6" style:family="text">
      <style:text-properties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5_7" style:family="text">
      <style:text-properties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5_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5_9" style:family="text">
      <style:text-properties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5_1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5_11" style:family="text">
      <style:text-properties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5_12" style:family="text">
      <style:text-properties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5_13" style:family="text">
      <style:text-properties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5_14" style:family="text">
      <style:text-properties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5_15" style:family="text">
      <style:text-properties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5_1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5_1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1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1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2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2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2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2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2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2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2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2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2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2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3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3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3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3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3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3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3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3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3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3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4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4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4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4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4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4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4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4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4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4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5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5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5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5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5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5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5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5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5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5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6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5_6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6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6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6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6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6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6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7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7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7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7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7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7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7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7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7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7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8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8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8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8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8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8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8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8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8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8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9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9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9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9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9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9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9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9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9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9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10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10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10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10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10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10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10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10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10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10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11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11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11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11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11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11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11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11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11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11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12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12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12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12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12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12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12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12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5_12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P6" style:family="paragraph" style:parent-style-name="Standard">
      <style:paragraph-properties fo:text-align="justify" fo:break-before="auto" fo:line-height="100%" fo:margin-top="0cm" style:writing-mode="lr-tb"/>
    </style:style>
    <style:style style:name="T6_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6_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6_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6_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6_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6_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6_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6_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6_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6_1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6_1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6_1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6_1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6_1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6_1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6_1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6_1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6_1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6_1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6_2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justify" fo:break-before="auto" fo:line-height="100%" fo:margin-top="0cm" style:writing-mode="lr-tb"/>
    </style:style>
    <style:style style:name="T7_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7_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7_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7_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7_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7_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7_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7_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7_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7_1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7_1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7_1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7_1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7_1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7_1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7_1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7_1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7_1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7_1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7_2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P8" style:family="paragraph" style:parent-style-name="Standard">
      <style:paragraph-properties fo:text-align="justify" fo:break-before="auto" fo:line-height="100%" fo:margin-top="0cm" style:writing-mode="lr-tb"/>
    </style:style>
    <style:style style:name="T8_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8_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8_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8_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8_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8_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8_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8_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8_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8_1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8_1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8_1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8_1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8_1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8_1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8_1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8_1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8_1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8_1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8_2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8_2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8_2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8_2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8_2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8_2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8_2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P9" style:family="paragraph" style:parent-style-name="Standard">
      <style:paragraph-properties fo:text-align="justify" fo:break-before="auto" fo:line-height="100%" fo:margin-top="0cm" style:writing-mode="lr-tb"/>
    </style:style>
    <style:style style:name="T9_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9_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9_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9_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9_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9_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9_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9_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9_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9_1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9_1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9_1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9_1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9_1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9_1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9_1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P10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10_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0_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0_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0_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0_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0_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0_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0_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0_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0_1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0_1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0_1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0_1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0_1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0_1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0_1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0_1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0_1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0_1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0_2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0_2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0_2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P11" style:family="paragraph" style:parent-style-name="Standard">
      <style:paragraph-properties fo:break-before="auto" fo:line-height="100%" style:writing-mode="lr-tb"/>
      <style:text-properties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P12" style:family="paragraph" style:parent-style-name="Standard">
      <style:paragraph-properties fo:break-before="auto" fo:line-height="100%" style:writing-mode="lr-tb"/>
    </style:style>
    <style:style style:name="T12_1" style:family="text">
      <style:text-properties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12_2" style:family="text">
      <style:text-properties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12_3" style:family="text">
      <style:text-properties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12_4" style:family="text">
      <style:text-properties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12_5" style:family="text">
      <style:text-properties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12_6" style:family="text">
      <style:text-properties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12_7" style:family="text">
      <style:text-properties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12_8" style:family="text">
      <style:text-properties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12_9" style:family="text">
      <style:text-properties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12_10" style:family="text">
      <style:text-properties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12_11" style:family="text">
      <style:text-properties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12_12" style:family="text">
      <style:text-properties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12_13" style:family="text">
      <style:text-properties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12_1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1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1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1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1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1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2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2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2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2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2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2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2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2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2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2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3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3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3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3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3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3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3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3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3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3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4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4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4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4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4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4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4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4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4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4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5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5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5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5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5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5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5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5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5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5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6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6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6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6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6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6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6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6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6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6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7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7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7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7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7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7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7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7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7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7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8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8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8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8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8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8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8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8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8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8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9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9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9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9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2_9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P13" style:family="paragraph" style:parent-style-name="Standard">
      <style:paragraph-properties fo:text-align="justify" fo:break-before="auto" fo:text-indent="0.635cm" fo:line-height="100%" fo:margin-top="0cm" style:writing-mode="lr-tb"/>
    </style:style>
    <style:style style:name="T13_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3_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3_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3_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3_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3_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3_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3_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3_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3_1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3_1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3_1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3_1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3_1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3_1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3_1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3_1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3_1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P14" style:family="paragraph" style:parent-style-name="Standard">
      <style:paragraph-properties fo:text-align="justify" fo:break-before="auto" fo:text-indent="0.635cm" fo:line-height="100%" fo:margin-top="0cm" style:writing-mode="lr-tb"/>
    </style:style>
    <style:style style:name="T14_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4_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4_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4_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4_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4_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4_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4_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4_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4_1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4_1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4_1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4_1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4_1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4_1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4_1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4_1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4_1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4_1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4_2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4_2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4_2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4_2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4_2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4_2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4_2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P15" style:family="paragraph" style:parent-style-name="Standard">
      <style:paragraph-properties fo:text-align="justify" fo:break-before="auto" fo:text-indent="0.635cm" fo:line-height="100%" fo:margin-top="0cm" style:writing-mode="lr-tb"/>
    </style:style>
    <style:style style:name="T15_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5_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5_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5_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5_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5_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5_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5_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5_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5_1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5_1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5_1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5_1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5_1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5_1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5_1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5_1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5_1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5_1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5_2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P16" style:family="paragraph" style:parent-style-name="Standard">
      <style:paragraph-properties fo:text-align="justify" fo:break-before="auto" fo:text-indent="0.635cm" fo:line-height="100%" fo:margin-top="0cm" style:writing-mode="lr-tb"/>
    </style:style>
    <style:style style:name="T16_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6_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6_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6_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6_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6_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6_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6_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6_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6_1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6_1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6_1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6_1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6_1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6_1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6_1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6_1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6_1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6_1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6_2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P17" style:family="paragraph" style:parent-style-name="Standard">
      <style:paragraph-properties fo:text-align="justify" fo:break-before="auto" fo:text-indent="0.635cm" fo:line-height="100%" fo:margin-top="0cm" style:writing-mode="lr-tb"/>
    </style:style>
    <style:style style:name="T17_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7_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7_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7_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7_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7_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7_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7_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7_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7_1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7_1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7_1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7_1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7_1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7_1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7_1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7_1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7_1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7_1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7_20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7_2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17_2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P18" style:family="paragraph" style:parent-style-name="Standard">
      <style:paragraph-properties fo:text-align="left" fo:break-before="auto" fo:line-height="100%" fo:margin-top="0cm" style:writing-mode="lr-tb"/>
      <style:text-properties style:font-name="Helvetica" style:font-name-asian="Helvetica" style:font-name-complex="Helvetica"/>
    </style:style>
    <style:style style:name="P19" style:family="paragraph" style:parent-style-name="Standard">
      <style:paragraph-properties fo:text-align="left" fo:break-before="auto" fo:line-height="100%" fo:margin-top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19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19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19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19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19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19_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19_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19_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19_1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19_1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19_1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19_1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19_1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19_1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19_1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2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2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2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2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2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2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3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3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3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3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3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3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3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3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3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3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4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4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4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4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4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4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4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4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4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4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5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5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5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5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5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5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5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5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5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5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6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6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6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6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6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6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6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6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6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6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7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7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7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7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7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7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7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7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7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7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8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8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8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8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9_8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00%" fo:margin-top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0_2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0_2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0_2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0_2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0_2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00%" fo:margin-top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1_2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1_2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1_2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1_2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1_3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1_3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1_3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00%" fo:margin-top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00%" fo:margin-top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00%" fo:margin-top="0cm" style:writing-mode="lr-tb"/>
      <style:text-properties style:text-line-through-style="none" fo:font-style="normal" style:font-style-asian="normal" style:font-style-complex="normal" fo:color="#000000" style:font-name="Helvetica" fo:font-size="12pt" style:font-name-asian="Helvetica" style:font-size-asian="12pt" style:font-name-complex="Helvetica" style:font-size-complex="12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00%" fo:margin-top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25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25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25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25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25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25_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25_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25_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25_1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25_1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25_1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25_1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25_1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25_1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25_1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25_1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25_1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25_1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25_2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2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2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2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2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2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2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2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2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2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3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3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3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3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3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3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3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3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3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3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4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4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4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4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4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4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4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4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4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4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5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5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5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5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5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5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5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5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5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5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6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6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6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6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6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6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6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6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6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6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7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7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7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7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7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7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7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7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7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7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8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8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8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8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8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8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8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8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8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8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9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9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9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9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9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9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9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9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9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9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10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10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10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10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10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10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10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10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10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10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11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11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11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11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11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11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11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11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11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11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5_12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00%" fo:margin-top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6_2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6_2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6_2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6_2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6_2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line-height="100%" fo:margin-top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1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1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1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1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1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2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2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2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2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2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2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2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2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2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2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3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3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3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3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3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3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3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3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7_3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line-height="100%" fo:margin-top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28_2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line-height="100%" fo:margin-top="0cm" style:writing-mode="lr-tb"/>
      <style:text-properties style:text-line-through-style="none" fo:font-style="normal" style:font-style-asian="normal" style:font-style-complex="normal" fo:color="#000000" style:font-name="Helvetica" fo:font-size="12pt" style:font-name-asian="Helvetica" style:font-size-asian="12pt" style:font-name-complex="Helvetica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line-height="100%" fo:margin-top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0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0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0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0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0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0_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0_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0_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0_1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0_1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0_1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0_1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0_1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0_1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0_1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0_1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0_1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2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2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2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2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2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2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2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3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3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3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3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3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3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3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3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3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3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4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4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4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4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4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4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4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4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4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4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5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5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5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5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5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5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5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5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5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5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6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6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6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6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6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6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6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6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6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6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7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7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7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7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7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7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0_7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line-height="100%" fo:margin-top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1_1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31_1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1_1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31_1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line-height="100%" fo:margin-top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2_2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2_2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2_2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2_2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2_2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line-height="100%" fo:margin-top="0cm" style:writing-mode="lr-tb"/>
      <style:text-properties style:text-line-through-style="none" fo:font-style="normal" style:font-style-asian="normal" style:font-style-complex="normal" fo:color="#000000" style:font-name="Helvetica" fo:font-size="12pt" style:font-name-asian="Helvetica" style:font-size-asian="12pt" style:font-name-complex="Helvetica" style:font-size-complex="12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line-height="100%" fo:margin-top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4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4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4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4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4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4_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4_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4_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4_1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4_1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4_1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4_1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4_1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4_1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4_1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4_1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solid" style:text-underline-color="font-color"/>
    </style:style>
    <style:style style:name="T34_1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1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2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2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2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2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2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2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2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2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2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2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3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3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3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3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3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3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3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3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3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3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4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4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4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4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4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4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4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4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4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4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5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5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5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5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5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5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5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5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5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5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6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6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6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6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6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6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6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6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6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6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7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7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4_7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34_73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34_74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34_75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34_76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34_77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34_78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34_7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line-height="100%" fo:margin-top="0cm" style:writing-mode="lr-tb"/>
    </style:style>
    <style:style style:name="T35_1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35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line-height="100%" fo:margin-top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6_2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6_2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6_2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6_2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6_2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6_2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line-height="100%" fo:margin-top="0cm" style:writing-mode="lr-tb"/>
      <style:text-properties style:text-line-through-style="none" fo:font-style="normal" style:font-style-asian="normal" style:font-style-complex="normal" fo:color="#000000" style:font-name="Helvetica" fo:font-size="12pt" style:font-name-asian="Helvetica" style:font-size-asian="12pt" style:font-name-complex="Helvetica" style:font-size-complex="12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line-height="100%" fo:margin-top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line-height="100%" fo:margin-top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bold" style:font-weight-asian="bold" style:font-weight-complex="bold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9_19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39_2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9_2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9_2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39_2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line-height="100%" fo:margin-top="0cm" style:writing-mode="lr-tb"/>
      <style:text-properties style:font-name="Helvetica" fo:font-size="10pt" style:font-name-asian="Helvetica" style:font-size-asian="10pt" style:font-name-complex="Helvetica" style:font-size-complex="10pt"/>
    </style:style>
    <style:style style:name="P41" style:family="paragraph" style:parent-style-name="Standard">
      <style:paragraph-properties fo:text-align="left" fo:break-before="auto" fo:line-height="100%" fo:margin-top="0cm" style:writing-mode="lr-tb"/>
    </style:style>
    <style:style style:name="T41_1" style:family="text">
      <style:text-properties style:font-name="Helvetica" fo:font-size="10pt" style:font-name-asian="Helvetica" style:font-size-asian="10pt" style:font-name-complex="Helvetica" style:font-size-complex="10pt" fo:font-weight="bold" style:font-weight-asian="bold" style:font-weight-complex="bold"/>
    </style:style>
    <style:style style:name="T41_2" style:family="text">
      <style:text-properties style:font-name="Helvetica" fo:font-size="10pt" style:font-name-asian="Helvetica" style:font-size-asian="10pt" style:font-name-complex="Helvetica" style:font-size-complex="10pt" fo:font-weight="bold" style:font-weight-asian="bold" style:font-weight-complex="bold"/>
    </style:style>
    <style:style style:name="T41_3" style:family="text"/>
    <style:style style:name="T41_4" style:family="text">
      <style:text-properties fo:color="#1155cc" style:font-name="Helvetica" fo:font-size="10pt" style:font-name-asian="Helvetica" style:font-size-asian="10pt" style:font-name-complex="Helvetica" style:font-size-complex="10pt" style:text-underline-style="solid" style:text-underline-color="font-color"/>
    </style:style>
    <style:style style:name="T41_5" style:family="text"/>
    <style:style style:name="T41_6" style:family="text">
      <style:text-properties fo:color="#1155cc" style:font-name="Helvetica" fo:font-size="10pt" style:font-name-asian="Helvetica" style:font-size-asian="10pt" style:font-name-complex="Helvetica" style:font-size-complex="10pt" style:text-underline-style="solid" style:text-underline-color="font-color"/>
    </style:style>
    <style:style style:name="T41_7" style:family="text"/>
    <style:style style:name="T41_8" style:family="text">
      <style:text-properties fo:color="#1155cc" style:font-name="Helvetica" fo:font-size="10pt" style:font-name-asian="Helvetica" style:font-size-asian="10pt" style:font-name-complex="Helvetica" style:font-size-complex="10pt" style:text-underline-style="solid" style:text-underline-color="font-color"/>
    </style:style>
    <style:style style:name="T41_9" style:family="text"/>
    <style:style style:name="T41_10" style:family="text">
      <style:text-properties fo:color="#1155cc" style:font-name="Helvetica" fo:font-size="10pt" style:font-name-asian="Helvetica" style:font-size-asian="10pt" style:font-name-complex="Helvetica" style:font-size-complex="10pt" style:text-underline-style="solid" style:text-underline-color="font-color"/>
    </style:style>
    <style:style style:name="T41_11" style:family="text"/>
    <style:style style:name="T41_12" style:family="text">
      <style:text-properties fo:color="#1155cc" style:font-name="Helvetica" fo:font-size="10pt" style:font-name-asian="Helvetica" style:font-size-asian="10pt" style:font-name-complex="Helvetica" style:font-size-complex="10pt" style:text-underline-style="solid" style:text-underline-color="font-color"/>
    </style:style>
    <style:style style:name="P42" style:family="paragraph" style:parent-style-name="Standard">
      <style:paragraph-properties fo:text-align="left" fo:break-before="auto" fo:line-height="100%" fo:margin-top="0cm" fo:margin-bottom="0cm" style:writing-mode="lr-tb"/>
    </style:style>
    <style:style style:name="T42_1" style:family="text">
      <style:text-properties style:font-name="Helvetica" fo:font-size="10pt" style:font-name-asian="Helvetica" style:font-size-asian="10pt" style:font-name-complex="Helvetica" style:font-size-complex="10pt" fo:font-weight="bold" style:font-weight-asian="bold" style:font-weight-complex="bold"/>
    </style:style>
    <style:style style:name="T42_2" style:family="text">
      <style:text-properties style:font-name="Helvetica" fo:font-size="10pt" style:font-name-asian="Helvetica" style:font-size-asian="10pt" style:font-name-complex="Helvetica" style:font-size-complex="10pt" fo:font-weight="bold" style:font-weight-asian="bold" style:font-weight-complex="bold"/>
    </style:style>
    <style:style style:name="T42_3" style:family="text"/>
    <style:style style:name="T42_4" style:family="text">
      <style:text-properties fo:color="#1155cc" style:font-name="Helvetica" fo:font-size="10pt" style:font-name-asian="Helvetica" style:font-size-asian="10pt" style:font-name-complex="Helvetica" style:font-size-complex="10pt" style:text-underline-style="solid" style:text-underline-color="font-color"/>
    </style:style>
    <style:style style:name="T42_5" style:family="text"/>
    <style:style style:name="T42_6" style:family="text">
      <style:text-properties fo:color="#1155cc" style:font-name="Helvetica" fo:font-size="10pt" style:font-name-asian="Helvetica" style:font-size-asian="10pt" style:font-name-complex="Helvetica" style:font-size-complex="10pt" style:text-underline-style="solid" style:text-underline-color="font-color"/>
    </style:style>
    <style:style style:name="T42_7" style:family="text"/>
    <style:style style:name="T42_8" style:family="text">
      <style:text-properties fo:color="#1155cc" style:font-name="Helvetica" fo:font-size="10pt" style:font-name-asian="Helvetica" style:font-size-asian="10pt" style:font-name-complex="Helvetica" style:font-size-complex="10pt" style:text-underline-style="solid" style:text-underline-color="font-color"/>
    </style:style>
    <style:style style:name="T42_9" style:family="text"/>
    <style:style style:name="T42_10" style:family="text">
      <style:text-properties fo:color="#1155cc" style:font-name="Helvetica" fo:font-size="10pt" style:font-name-asian="Helvetica" style:font-size-asian="10pt" style:font-name-complex="Helvetica" style:font-size-complex="10pt" style:text-underline-style="solid" style:text-underline-color="font-color"/>
    </style:style>
    <style:style style:name="T42_11" style:family="text"/>
    <style:style style:name="T42_12" style:family="text">
      <style:text-properties fo:color="#1155cc" style:font-name="Helvetica" fo:font-size="10pt" style:font-name-asian="Helvetica" style:font-size-asian="10pt" style:font-name-complex="Helvetica" style:font-size-complex="10pt" style:text-underline-style="solid" style:text-underline-color="font-color"/>
    </style:style>
    <style:style style:name="T42_13" style:family="text"/>
    <style:style style:name="T42_14" style:family="text">
      <style:text-properties fo:color="#1155cc" style:font-name="Helvetica" fo:font-size="10pt" style:font-name-asian="Helvetica" style:font-size-asian="10pt" style:font-name-complex="Helvetica" style:font-size-complex="10pt" style:text-underline-style="solid" style:text-underline-color="font-color"/>
    </style:style>
    <style:style style:name="T42_15" style:family="text"/>
    <style:style style:name="T42_16" style:family="text">
      <style:text-properties fo:color="#1155cc" style:font-name="Helvetica" fo:font-size="10pt" style:font-name-asian="Helvetica" style:font-size-asian="10pt" style:font-name-complex="Helvetica" style:font-size-complex="10pt" style:text-underline-style="solid" style:text-underline-color="font-color"/>
    </style:style>
  </office:automatic-styles>
  <office:body>
    <office:text>
      <text:p text:style-name="P1"><text:span text:style-name="T1_1">Scott</text:span><text:span text:style-name="T1_2"><text:s/></text:span><text:span text:style-name="T1_3">Moore</text:span></text:p>
      <text:p text:style-name="P2"><text:span text:style-name="T2_1">245<text:s/></text:span><text:span text:style-name="T2_2">Avenue</text:span><text:span text:style-name="T2_3"><text:s/></text:span><text:span text:style-name="T2_4">C</text:span><text:span text:style-name="T2_5">,</text:span><text:span text:style-name="T2_6"><text:s/></text:span><text:span text:style-name="T2_7">Apt</text:span><text:span text:style-name="T2_8"><text:s/>#</text:span><text:span text:style-name="T2_9">4</text:span><text:span text:style-name="T2_10">G</text:span><text:span text:style-name="T2_11">,<text:s/></text:span><text:span text:style-name="T2_12">New</text:span><text:span text:style-name="T2_13"><text:s/></text:span><text:span text:style-name="T2_14">York</text:span><text:span text:style-name="T2_15">,<text:s/></text:span><text:span text:style-name="T2_16">NY</text:span><text:span text:style-name="T2_17"><text:s/>10009</text:span><text:span text:style-name="T2_18"><text:s/>/<text:s/>206.395.9592<text:s/>/<text:s/></text:span><text:span text:style-name="T2_19"><text:a xlink:type="simple" xlink:href="mailto:scott@buffbit.com"><text:span text:style-name="T2_20">scott</text:span></text:a></text:span><text:span text:style-name="T2_21"><text:a xlink:type="simple" xlink:href="mailto:scott@buffbit.com"><text:span text:style-name="T2_22">@</text:span></text:a></text:span><text:span text:style-name="T2_23"><text:a xlink:type="simple" xlink:href="mailto:scott@buffbit.com"><text:span text:style-name="T2_24">buffbit</text:span></text:a></text:span><text:span text:style-name="T2_25"><text:a xlink:type="simple" xlink:href="mailto:scott@buffbit.com"><text:span text:style-name="T2_26">.</text:span></text:a></text:span><text:span text:style-name="T2_27"><text:a xlink:type="simple" xlink:href="mailto:scott@buffbit.com"><text:span text:style-name="T2_28">com</text:span></text:a></text:span></text:p>
      <text:p text:style-name="P3"/>
      <text:p text:style-name="P4"/>
      <text:p text:style-name="P5"><text:span text:style-name="T5_1">October</text:span><text:span text:style-name="T5_2"><text:s/>2012<text:s/>–<text:s/></text:span><text:span text:style-name="T5_3">Present</text:span><text:span text:style-name="T5_4">:<text:s/></text:span><text:span text:style-name="T5_5">Team</text:span><text:span text:style-name="T5_6"><text:s/></text:span><text:span text:style-name="T5_7">Lead</text:span><text:span text:style-name="T5_8">,<text:s/></text:span><text:span text:style-name="T5_9">AppNexus</text:span><text:span text:style-name="T5_10">,<text:s/></text:span><text:span text:style-name="T5_11">New</text:span><text:span text:style-name="T5_12"><text:s/></text:span><text:span text:style-name="T5_13">York</text:span><text:span text:style-name="T5_14">,<text:s/></text:span><text:span text:style-name="T5_15">NY</text:span><text:span text:style-name="T5_16"> –<text:s/></text:span><text:span text:style-name="T5_17">Lead</text:span><text:span text:style-name="T5_18"><text:s/></text:span><text:span text:style-name="T5_19">team</text:span><text:span text:style-name="T5_20"><text:s/></text:span><text:span text:style-name="T5_21">of</text:span><text:span text:style-name="T5_22"><text:s/></text:span><text:span text:style-name="T5_23">UI</text:span><text:span text:style-name="T5_24"><text:s/></text:span><text:span text:style-name="T5_25">developers</text:span><text:span text:style-name="T5_26"><text:s/></text:span><text:span text:style-name="T5_27">on</text:span><text:span text:style-name="T5_28"><text:s/></text:span><text:span text:style-name="T5_29">large</text:span><text:span text:style-name="T5_30"><text:s/></text:span><text:span text:style-name="T5_31">JS</text:span><text:span text:style-name="T5_32"><text:s/></text:span><text:span text:style-name="T5_33">codebase</text:span><text:span text:style-name="T5_34">.<text:s/></text:span><text:span text:style-name="T5_35">Work</text:span><text:span text:style-name="T5_36"><text:s/></text:span><text:span text:style-name="T5_37">with</text:span><text:span text:style-name="T5_38"><text:s/></text:span><text:span text:style-name="T5_39">other</text:span><text:span text:style-name="T5_40"><text:s/></text:span><text:span text:style-name="T5_41">cross</text:span><text:span text:style-name="T5_42">-</text:span><text:span text:style-name="T5_43">functional</text:span><text:span text:style-name="T5_44"><text:s/></text:span><text:span text:style-name="T5_45">groups</text:span><text:span text:style-name="T5_46"><text:s/></text:span><text:span text:style-name="T5_47">to</text:span><text:span text:style-name="T5_48"><text:s/></text:span><text:span text:style-name="T5_49">deliver</text:span><text:span text:style-name="T5_50"><text:s/></text:span><text:span text:style-name="T5_51">quality</text:span><text:span text:style-name="T5_52"><text:s/></text:span><text:span text:style-name="T5_53">code</text:span><text:span text:style-name="T5_54"><text:s/></text:span><text:span text:style-name="T5_55">using</text:span><text:span text:style-name="T5_56"><text:s/></text:span><text:span text:style-name="T5_57">agile</text:span><text:span text:style-name="T5_58"><text:s/></text:span><text:span text:style-name="T5_59">methodologies</text:span><text:span text:style-name="T5_60">.<text:s/></text:span><text:span text:style-name="T5_61">Manage</text:span><text:span text:style-name="T5_62"><text:s/></text:span><text:span text:style-name="T5_63">developers</text:span><text:span text:style-name="T5_64">,<text:s/></text:span><text:span text:style-name="T5_65">conduct</text:span><text:span text:style-name="T5_66"><text:s/></text:span><text:span text:style-name="T5_67">one</text:span><text:span text:style-name="T5_68">-</text:span><text:span text:style-name="T5_69">on</text:span><text:span text:style-name="T5_70">-</text:span><text:span text:style-name="T5_71">ones</text:span><text:span text:style-name="T5_72">,<text:s/></text:span><text:span text:style-name="T5_73">and</text:span><text:span text:style-name="T5_74"><text:s/></text:span><text:span text:style-name="T5_75">drive</text:span><text:span text:style-name="T5_76"><text:s/></text:span><text:span text:style-name="T5_77">direct</text:span><text:span text:style-name="T5_78"><text:s/></text:span><text:span text:style-name="T5_79">reports</text:span><text:span text:style-name="T5_80"><text:s/></text:span><text:span text:style-name="T5_81">development</text:span><text:span text:style-name="T5_82"><text:s/></text:span><text:span text:style-name="T5_83">and</text:span><text:span text:style-name="T5_84"><text:s/></text:span><text:span text:style-name="T5_85">growth</text:span><text:span text:style-name="T5_86"><text:s/></text:span><text:span text:style-name="T5_87">within</text:span><text:span text:style-name="T5_88"><text:s/></text:span><text:span text:style-name="T5_89">the</text:span><text:span text:style-name="T5_90"><text:s/></text:span><text:span text:style-name="T5_91">organization</text:span><text:span text:style-name="T5_92">.<text:s/></text:span><text:span text:style-name="T5_93">Coordinate</text:span><text:span text:style-name="T5_94"><text:s/></text:span><text:span text:style-name="T5_95">requirements</text:span><text:span text:style-name="T5_96">,<text:s/></text:span><text:span text:style-name="T5_97">deadlines</text:span><text:span text:style-name="T5_98">,<text:s/></text:span><text:span text:style-name="T5_99">and</text:span><text:span text:style-name="T5_100"><text:s/></text:span><text:span text:style-name="T5_101">resourcing</text:span><text:span text:style-name="T5_102"><text:s/></text:span><text:span text:style-name="T5_103">with</text:span><text:span text:style-name="T5_104"><text:s/></text:span><text:span text:style-name="T5_105">business</text:span><text:span text:style-name="T5_106"><text:s/></text:span><text:span text:style-name="T5_107">stakeholders</text:span><text:span text:style-name="T5_108"><text:s/></text:span><text:span text:style-name="T5_109">and</text:span><text:span text:style-name="T5_110"><text:s/></text:span><text:span text:style-name="T5_111">other</text:span><text:span text:style-name="T5_112"><text:s/></text:span><text:span text:style-name="T5_113">technical</text:span><text:span text:style-name="T5_114"><text:s/></text:span><text:span text:style-name="T5_115">teams</text:span><text:span text:style-name="T5_116"><text:s/></text:span><text:span text:style-name="T5_117">to</text:span><text:span text:style-name="T5_118"><text:s/></text:span><text:span text:style-name="T5_119">ensure</text:span><text:span text:style-name="T5_120"><text:s/></text:span><text:span text:style-name="T5_121">technical</text:span><text:span text:style-name="T5_122"><text:s/></text:span><text:span text:style-name="T5_123">success</text:span><text:span text:style-name="T5_124"><text:s/></text:span><text:span text:style-name="T5_125">of</text:span><text:span text:style-name="T5_126"><text:s/></text:span><text:span text:style-name="T5_127">projects</text:span><text:span text:style-name="T5_128">.</text:span></text:p>
      <text:list text:style-name="LS1" xml:id="list0">
        <text:list-item>
          <text:list>
            <text:list-item>
              <text:p text:style-name="P6"><text:span text:style-name="T6_1">Implemented</text:span><text:span text:style-name="T6_2"><text:s/></text:span><text:span text:style-name="T6_3">team</text:span><text:span text:style-name="T6_4">-</text:span><text:span text:style-name="T6_5">wide</text:span><text:span text:style-name="T6_6"><text:s/></text:span><text:span text:style-name="T6_7">practice</text:span><text:span text:style-name="T6_8"><text:s/></text:span><text:span text:style-name="T6_9">of</text:span><text:span text:style-name="T6_10"><text:s/></text:span><text:span text:style-name="T6_11">unit</text:span><text:span text:style-name="T6_12"><text:s/></text:span><text:span text:style-name="T6_13">testing</text:span><text:span text:style-name="T6_14"><text:s/></text:span><text:span text:style-name="T6_15">and</text:span><text:span text:style-name="T6_16"><text:s/></text:span><text:span text:style-name="T6_17">code</text:span><text:span text:style-name="T6_18"><text:s/></text:span><text:span text:style-name="T6_19">reviews</text:span><text:span text:style-name="T6_20">.</text:span></text:p>
            </text:list-item>
            <text:list-item>
              <text:p text:style-name="P7"><text:span text:style-name="T7_1">Productionalized</text:span><text:span text:style-name="T7_2"><text:s/></text:span><text:span text:style-name="T7_3">continuous</text:span><text:span text:style-name="T7_4"><text:s/></text:span><text:span text:style-name="T7_5">integration</text:span><text:span text:style-name="T7_6"><text:s/></text:span><text:span text:style-name="T7_7">server</text:span><text:span text:style-name="T7_8"><text:s/></text:span><text:span text:style-name="T7_9">to</text:span><text:span text:style-name="T7_10"><text:s/></text:span><text:span text:style-name="T7_11">build</text:span><text:span text:style-name="T7_12"><text:s/></text:span><text:span text:style-name="T7_13">and</text:span><text:span text:style-name="T7_14"><text:s/></text:span><text:span text:style-name="T7_15">deploy</text:span><text:span text:style-name="T7_16"><text:s/></text:span><text:span text:style-name="T7_17">multiple</text:span><text:span text:style-name="T7_18"><text:s/></text:span><text:span text:style-name="T7_19">projects</text:span><text:span text:style-name="T7_20">.</text:span></text:p>
            </text:list-item>
            <text:list-item>
              <text:p text:style-name="P8"><text:span text:style-name="T8_1">Lead</text:span><text:span text:style-name="T8_2"><text:s/></text:span><text:span text:style-name="T8_3">UI</text:span><text:span text:style-name="T8_4"><text:s/></text:span><text:span text:style-name="T8_5">developer</text:span><text:span text:style-name="T8_6"><text:s/></text:span><text:span text:style-name="T8_7">team</text:span><text:span text:style-name="T8_8"><text:s/></text:span><text:span text:style-name="T8_9">for</text:span><text:span text:style-name="T8_10"><text:s/></text:span><text:span text:style-name="T8_11">high</text:span><text:span text:style-name="T8_12"><text:s/></text:span><text:span text:style-name="T8_13">visibility</text:span><text:span text:style-name="T8_14"><text:s/></text:span><text:span text:style-name="T8_15">company</text:span><text:span text:style-name="T8_16"><text:s/></text:span><text:span text:style-name="T8_17">initiative</text:span><text:span text:style-name="T8_18"><text:s/></text:span><text:span text:style-name="T8_19">with</text:span><text:span text:style-name="T8_20"><text:s/></text:span><text:span text:style-name="T8_21">an</text:span><text:span text:style-name="T8_22"><text:s/></text:span><text:span text:style-name="T8_23">aggressive</text:span><text:span text:style-name="T8_24"><text:s/></text:span><text:span text:style-name="T8_25">timeline</text:span><text:span text:style-name="T8_26">.</text:span></text:p>
            </text:list-item>
            <text:list-item>
              <text:p text:style-name="P9"><text:span text:style-name="T9_1">Developed</text:span><text:span text:style-name="T9_2"><text:s/></text:span><text:span text:style-name="T9_3">goals</text:span><text:span text:style-name="T9_4"><text:s/></text:span><text:span text:style-name="T9_5">and</text:span><text:span text:style-name="T9_6"><text:s/></text:span><text:span text:style-name="T9_7">feedback</text:span><text:span text:style-name="T9_8"><text:s/></text:span><text:span text:style-name="T9_9">model</text:span><text:span text:style-name="T9_10"><text:s/></text:span><text:span text:style-name="T9_11">for</text:span><text:span text:style-name="T9_12"><text:s/></text:span><text:span text:style-name="T9_13">direct</text:span><text:span text:style-name="T9_14"><text:s/></text:span><text:span text:style-name="T9_15">reports</text:span><text:span text:style-name="T9_16">.</text:span></text:p>
            </text:list-item>
            <text:list-item>
              <text:p text:style-name="P10"><text:span text:style-name="T10_1">Managed</text:span><text:span text:style-name="T10_2"><text:s/></text:span><text:span text:style-name="T10_3">team</text:span><text:span text:style-name="T10_4"><text:s/></text:span><text:span text:style-name="T10_5">of</text:span><text:span text:style-name="T10_6"><text:s/>5<text:s/></text:span><text:span text:style-name="T10_7">developers</text:span><text:span text:style-name="T10_8"><text:s/></text:span><text:span text:style-name="T10_9">with</text:span><text:span text:style-name="T10_10"><text:s/></text:span><text:span text:style-name="T10_11">a</text:span><text:span text:style-name="T10_12"><text:s/></text:span><text:span text:style-name="T10_13">range</text:span><text:span text:style-name="T10_14"><text:s/></text:span><text:span text:style-name="T10_15">of</text:span><text:span text:style-name="T10_16"><text:s/></text:span><text:span text:style-name="T10_17">skills</text:span><text:span text:style-name="T10_18"><text:s/></text:span><text:span text:style-name="T10_19">and</text:span><text:span text:style-name="T10_20"><text:s/></text:span><text:span text:style-name="T10_21">experience</text:span><text:span text:style-name="T10_22">.</text:span></text:p>
            </text:list-item>
          </text:list>
        </text:list-item>
      </text:list>
      <text:p text:style-name="P11"/>
      <text:p text:style-name="P12"><text:span text:style-name="T12_1">November</text:span><text:span text:style-name="T12_2"><text:s/>2010<text:s/>–<text:s/></text:span><text:span text:style-name="T12_3">October</text:span><text:span text:style-name="T12_4"><text:s/>2012:<text:s/></text:span><text:span text:style-name="T12_5">Software</text:span><text:span text:style-name="T12_6"><text:s/></text:span><text:span text:style-name="T12_7">Developer</text:span><text:span text:style-name="T12_8">,<text:s/></text:span><text:span text:style-name="T12_9">RBS</text:span><text:span text:style-name="T12_10">,<text:s/></text:span><text:span text:style-name="T12_11">Stamford</text:span><text:span text:style-name="T12_12">,<text:s/></text:span><text:span text:style-name="T12_13">CT</text:span><text:span text:style-name="T12_14"> –<text:s/></text:span><text:span text:style-name="T12_15">Develop</text:span><text:span text:style-name="T12_16"><text:s/></text:span><text:span text:style-name="T12_17">new</text:span><text:span text:style-name="T12_18"><text:s/></text:span><text:span text:style-name="T12_19">analytics</text:span><text:span text:style-name="T12_20">/</text:span><text:span text:style-name="T12_21">tracking</text:span><text:span text:style-name="T12_22"><text:s/></text:span><text:span text:style-name="T12_23">tools</text:span><text:span text:style-name="T12_24"><text:s/></text:span><text:span text:style-name="T12_25">to</text:span><text:span text:style-name="T12_26"><text:s/></text:span><text:span text:style-name="T12_27">support</text:span><text:span text:style-name="T12_28"><text:s/></text:span><text:span text:style-name="T12_29">the</text:span><text:span text:style-name="T12_30"><text:s/></text:span><text:span text:style-name="T12_31">trading</text:span><text:span text:style-name="T12_32"><text:s/></text:span><text:span text:style-name="T12_33">desks</text:span><text:span text:style-name="T12_34">.<text:s/></text:span><text:span text:style-name="T12_35">Maintain</text:span><text:span text:style-name="T12_36"><text:s/></text:span><text:span text:style-name="T12_37">and</text:span><text:span text:style-name="T12_38"><text:s/></text:span><text:span text:style-name="T12_39">enhance</text:span><text:span text:style-name="T12_40"><text:s/></text:span><text:span text:style-name="T12_41">existing</text:span><text:span text:style-name="T12_42"><text:s/></text:span><text:span text:style-name="T12_43">applications</text:span><text:span text:style-name="T12_44"><text:s/></text:span><text:span text:style-name="T12_45">across</text:span><text:span text:style-name="T12_46"><text:s/></text:span><text:span text:style-name="T12_47">many</text:span><text:span text:style-name="T12_48"><text:s/></text:span><text:span text:style-name="T12_49">layers</text:span><text:span text:style-name="T12_50">,<text:s/></text:span><text:span text:style-name="T12_51">languages</text:span><text:span text:style-name="T12_52">,<text:s/></text:span><text:span text:style-name="T12_53">and</text:span><text:span text:style-name="T12_54"><text:s/></text:span><text:span text:style-name="T12_55">technologies</text:span><text:span text:style-name="T12_56">.<text:s/></text:span><text:span text:style-name="T12_57">Serve</text:span><text:span text:style-name="T12_58"><text:s/></text:span><text:span text:style-name="T12_59">as</text:span><text:span text:style-name="T12_60"><text:s/></text:span><text:span text:style-name="T12_61">resident</text:span><text:span text:style-name="T12_62"><text:s/></text:span><text:span text:style-name="T12_63">JavaScript</text:span><text:span text:style-name="T12_64"><text:s/></text:span><text:span text:style-name="T12_65">expert</text:span><text:span text:style-name="T12_66">.<text:s/></text:span><text:span text:style-name="T12_67">Work</text:span><text:span text:style-name="T12_68"><text:s/></text:span><text:span text:style-name="T12_69">in</text:span><text:span text:style-name="T12_70"><text:s/></text:span><text:span text:style-name="T12_71">a</text:span><text:span text:style-name="T12_72"><text:s/></text:span><text:span text:style-name="T12_73">fast</text:span><text:span text:style-name="T12_74">-</text:span><text:span text:style-name="T12_75">paced</text:span><text:span text:style-name="T12_76"><text:s/></text:span><text:span text:style-name="T12_77">environment</text:span><text:span text:style-name="T12_78"><text:s/></text:span><text:span text:style-name="T12_79">where</text:span><text:span text:style-name="T12_80"><text:s/></text:span><text:span text:style-name="T12_81">code</text:span><text:span text:style-name="T12_82"><text:s/></text:span><text:span text:style-name="T12_83">accuracy</text:span><text:span text:style-name="T12_84"><text:s/></text:span><text:span text:style-name="T12_85">was</text:span><text:span text:style-name="T12_86"><text:s/></text:span><text:span text:style-name="T12_87">critical</text:span><text:span text:style-name="T12_88"><text:s/></text:span><text:span text:style-name="T12_89">to</text:span><text:span text:style-name="T12_90"><text:s/></text:span><text:span text:style-name="T12_91">business</text:span><text:span text:style-name="T12_92"><text:s/></text:span><text:span text:style-name="T12_93">success</text:span><text:span text:style-name="T12_94">.</text:span></text:p>
      <text:list text:style-name="LS1" xml:id="list5">
        <text:list-item>
          <text:list>
            <text:list-item>
              <text:p text:style-name="P13"><text:span text:style-name="T13_1">Set</text:span><text:span text:style-name="T13_2"><text:s/></text:span><text:span text:style-name="T13_3">up</text:span><text:span text:style-name="T13_4"><text:s/></text:span><text:span text:style-name="T13_5">continuous</text:span><text:span text:style-name="T13_6"><text:s/></text:span><text:span text:style-name="T13_7">integration</text:span><text:span text:style-name="T13_8"><text:s/></text:span><text:span text:style-name="T13_9">infrastructure</text:span><text:span text:style-name="T13_10"><text:s/></text:span><text:span text:style-name="T13_11">allowing</text:span><text:span text:style-name="T13_12"><text:s/></text:span><text:span text:style-name="T13_13">for</text:span><text:span text:style-name="T13_14"><text:s/>“</text:span><text:span text:style-name="T13_15">Canary</text:span><text:span text:style-name="T13_16">”<text:s/></text:span><text:span text:style-name="T13_17">servers</text:span><text:span text:style-name="T13_18">.</text:span></text:p>
            </text:list-item>
            <text:list-item>
              <text:p text:style-name="P14"><text:span text:style-name="T14_1">Implemented</text:span><text:span text:style-name="T14_2"><text:s/></text:span><text:span text:style-name="T14_3">streaming</text:span><text:span text:style-name="T14_4"><text:s/></text:span><text:span text:style-name="T14_5">WebSocket</text:span><text:span text:style-name="T14_6"><text:s/></text:span><text:span text:style-name="T14_7">server</text:span><text:span text:style-name="T14_8"><text:s/></text:span><text:span text:style-name="T14_9">in</text:span><text:span text:style-name="T14_10"><text:s/></text:span><text:span text:style-name="T14_11">Java</text:span><text:span text:style-name="T14_12">,<text:s/></text:span><text:span text:style-name="T14_13">with</text:span><text:span text:style-name="T14_14"><text:s/></text:span><text:span text:style-name="T14_15">matching</text:span><text:span text:style-name="T14_16"><text:s/></text:span><text:span text:style-name="T14_17">cross</text:span><text:span text:style-name="T14_18">-</text:span><text:span text:style-name="T14_19">browser</text:span><text:span text:style-name="T14_20"><text:s/></text:span><text:span text:style-name="T14_21">library</text:span><text:span text:style-name="T14_22"><text:s/></text:span><text:span text:style-name="T14_23">in</text:span><text:span text:style-name="T14_24"><text:s/></text:span><text:span text:style-name="T14_25">JavaScript</text:span><text:span text:style-name="T14_26">.</text:span></text:p>
            </text:list-item>
            <text:list-item>
              <text:p text:style-name="P15"><text:span text:style-name="T15_1">Developed</text:span><text:span text:style-name="T15_2"><text:s/></text:span><text:span text:style-name="T15_3">several</text:span><text:span text:style-name="T15_4"><text:s/></text:span><text:span text:style-name="T15_5">analytics</text:span><text:span text:style-name="T15_6"><text:s/></text:span><text:span text:style-name="T15_7">tools</text:span><text:span text:style-name="T15_8"><text:s/></text:span><text:span text:style-name="T15_9">with</text:span><text:span text:style-name="T15_10"><text:s/></text:span><text:span text:style-name="T15_11">live</text:span><text:span text:style-name="T15_12"><text:s/></text:span><text:span text:style-name="T15_13">data</text:span><text:span text:style-name="T15_14"><text:s/></text:span><text:span text:style-name="T15_15">streaming</text:span><text:span text:style-name="T15_16"><text:s/></text:span><text:span text:style-name="T15_17">and</text:span><text:span text:style-name="T15_18"><text:s/></text:span><text:span text:style-name="T15_19">charting</text:span><text:span text:style-name="T15_20">.</text:span></text:p>
            </text:list-item>
            <text:list-item>
              <text:p text:style-name="P16"><text:span text:style-name="T16_1">Implemented</text:span><text:span text:style-name="T16_2"><text:s/></text:span><text:span text:style-name="T16_3">JS</text:span><text:span text:style-name="T16_4">/</text:span><text:span text:style-name="T16_5">CSS</text:span><text:span text:style-name="T16_6"><text:s/></text:span><text:span text:style-name="T16_7">packager</text:span><text:span text:style-name="T16_8"><text:s/></text:span><text:span text:style-name="T16_9">to</text:span><text:span text:style-name="T16_10"><text:s/></text:span><text:span text:style-name="T16_11">combine</text:span><text:span text:style-name="T16_12">,<text:s/></text:span><text:span text:style-name="T16_13">compress</text:span><text:span text:style-name="T16_14">,<text:s/></text:span><text:span text:style-name="T16_15">cache</text:span><text:span text:style-name="T16_16">,<text:s/></text:span><text:span text:style-name="T16_17">and</text:span><text:span text:style-name="T16_18"><text:s/></text:span><text:span text:style-name="T16_19">compile</text:span><text:span text:style-name="T16_20">.</text:span></text:p>
            </text:list-item>
            <text:list-item>
              <text:p text:style-name="P17"><text:span text:style-name="T17_1">Improved</text:span><text:span text:style-name="T17_2"><text:s/></text:span><text:span text:style-name="T17_3">speed</text:span><text:span text:style-name="T17_4"><text:s/></text:span><text:span text:style-name="T17_5">of</text:span><text:span text:style-name="T17_6"><text:s/></text:span><text:span text:style-name="T17_7">deployment</text:span><text:span text:style-name="T17_8"><text:s/></text:span><text:span text:style-name="T17_9">scripts</text:span><text:span text:style-name="T17_10"><text:s/></text:span><text:span text:style-name="T17_11">and</text:span><text:span text:style-name="T17_12"><text:s/></text:span><text:span text:style-name="T17_13">reduced</text:span><text:span text:style-name="T17_14"><text:s/></text:span><text:span text:style-name="T17_15">service</text:span><text:span text:style-name="T17_16"><text:s/></text:span><text:span text:style-name="T17_17">disruption</text:span><text:span text:style-name="T17_18"><text:s/></text:span><text:span text:style-name="T17_19">during</text:span><text:span text:style-name="T17_20"><text:s/></text:span><text:span text:style-name="T17_21">deployment</text:span><text:span text:style-name="T17_22">.</text:span></text:p>
            </text:list-item>
          </text:list>
        </text:list-item>
      </text:list>
      <text:p text:style-name="P18"/>
      <text:p text:style-name="P19"><text:span text:style-name="T19_1">October</text:span><text:span text:style-name="T19_2"><text:s/>2009<text:s/>–<text:s/></text:span><text:span text:style-name="T19_3">November</text:span><text:span text:style-name="T19_4"><text:s/>2010:<text:s/></text:span><text:span text:style-name="T19_5">Software</text:span><text:span text:style-name="T19_6"><text:s/></text:span><text:span text:style-name="T19_7">Developer</text:span><text:span text:style-name="T19_8">,<text:s/></text:span><text:span text:style-name="T19_9">Corbis</text:span><text:span text:style-name="T19_10"><text:s/></text:span><text:span text:style-name="T19_11">Corporation</text:span><text:span text:style-name="T19_12">,<text:s/></text:span><text:span text:style-name="T19_13">Seattle</text:span><text:span text:style-name="T19_14">,<text:s/></text:span><text:span text:style-name="T19_15">WA</text:span><text:span text:style-name="T19_16"> –<text:s/></text:span><text:span text:style-name="T19_17">Develop</text:span><text:span text:style-name="T19_18"><text:s/></text:span><text:span text:style-name="T19_19">new</text:span><text:span text:style-name="T19_20"><text:s/></text:span><text:span text:style-name="T19_21">functionality</text:span><text:span text:style-name="T19_22"><text:s/></text:span><text:span text:style-name="T19_23">and</text:span><text:span text:style-name="T19_24"><text:s/></text:span><text:span text:style-name="T19_25">optimize</text:span><text:span text:style-name="T19_26"><text:s/></text:span><text:span text:style-name="T19_27">existing</text:span><text:span text:style-name="T19_28"><text:s/></text:span><text:span text:style-name="T19_29">site</text:span><text:span text:style-name="T19_30"><text:s/></text:span><text:span text:style-name="T19_31">to</text:span><text:span text:style-name="T19_32"><text:s/></text:span><text:span text:style-name="T19_33">meet</text:span><text:span text:style-name="T19_34"><text:s/></text:span><text:span text:style-name="T19_35">new</text:span><text:span text:style-name="T19_36"><text:s/></text:span><text:span text:style-name="T19_37">customer</text:span><text:span text:style-name="T19_38"><text:s/></text:span><text:span text:style-name="T19_39">needs</text:span><text:span text:style-name="T19_40"><text:s/></text:span><text:span text:style-name="T19_41">and</text:span><text:span text:style-name="T19_42"><text:s/></text:span><text:span text:style-name="T19_43">facilitate</text:span><text:span text:style-name="T19_44"><text:s/></text:span><text:span text:style-name="T19_45">growth</text:span><text:span text:style-name="T19_46">.<text:s/> </text:span><text:span text:style-name="T19_47">Worked</text:span><text:span text:style-name="T19_48"><text:s/></text:span><text:span text:style-name="T19_49">with</text:span><text:span text:style-name="T19_50"><text:s/></text:span><text:span text:style-name="T19_51">complex</text:span><text:span text:style-name="T19_52"><text:s/></text:span><text:span text:style-name="T19_53">multi</text:span><text:span text:style-name="T19_54">-</text:span><text:span text:style-name="T19_55">tiered</text:span><text:span text:style-name="T19_56"><text:s/></text:span><text:span text:style-name="T19_57">architecture</text:span><text:span text:style-name="T19_58"><text:s/></text:span><text:span text:style-name="T19_59">driven</text:span><text:span text:style-name="T19_60"><text:s/></text:span><text:span text:style-name="T19_61">by</text:span><text:span text:style-name="T19_62"><text:s/></text:span><text:span text:style-name="T19_63">multiple</text:span><text:span text:style-name="T19_64"><text:s/></text:span><text:span text:style-name="T19_65">WCF</text:span><text:span text:style-name="T19_66"><text:s/></text:span><text:span text:style-name="T19_67">services</text:span><text:span text:style-name="T19_68"><text:s/></text:span><text:span text:style-name="T19_69">and</text:span><text:span text:style-name="T19_70"><text:s/></text:span><text:span text:style-name="T19_71">MVP</text:span><text:span text:style-name="T19_72"><text:s/></text:span><text:span text:style-name="T19_73">architecture</text:span><text:span text:style-name="T19_74">.<text:s/> </text:span><text:span text:style-name="T19_75">Lead</text:span><text:span text:style-name="T19_76"><text:s/></text:span><text:span text:style-name="T19_77">front</text:span><text:span text:style-name="T19_78">-</text:span><text:span text:style-name="T19_79">end</text:span><text:span text:style-name="T19_80"><text:s/></text:span><text:span text:style-name="T19_81">development</text:span><text:span text:style-name="T19_82"><text:s/></text:span><text:span text:style-name="T19_83">teams</text:span><text:span text:style-name="T19_84">.</text:span></text:p>
      <text:list text:style-name="LS2" xml:id="list10">
        <text:list-item>
          <text:list>
            <text:list-item>
              <text:p text:style-name="P20"><text:span text:style-name="T20_1">Implemented</text:span><text:span text:style-name="T20_2"><text:s/></text:span><text:span text:style-name="T20_3">new</text:span><text:span text:style-name="T20_4"><text:s/></text:span><text:span text:style-name="T20_5">JavaScript</text:span><text:span text:style-name="T20_6"><text:s/></text:span><text:span text:style-name="T20_7">framework</text:span><text:span text:style-name="T20_8"><text:s/></text:span><text:span text:style-name="T20_9">to</text:span><text:span text:style-name="T20_10"><text:s/></text:span><text:span text:style-name="T20_11">allow</text:span><text:span text:style-name="T20_12"><text:s/></text:span><text:span text:style-name="T20_13">complex</text:span><text:span text:style-name="T20_14"><text:s/></text:span><text:span text:style-name="T20_15">applications</text:span><text:span text:style-name="T20_16"><text:s/></text:span><text:span text:style-name="T20_17">using</text:span><text:span text:style-name="T20_18"><text:s/></text:span><text:span text:style-name="T20_19">templating</text:span><text:span text:style-name="T20_20">,<text:s/></text:span><text:span text:style-name="T20_21">classes</text:span><text:span text:style-name="T20_22">,<text:s/></text:span><text:span text:style-name="T20_23">and</text:span><text:span text:style-name="T20_24"><text:s/></text:span><text:span text:style-name="T20_25">events</text:span><text:span text:style-name="T20_26">.</text:span></text:p>
            </text:list-item>
          </text:list>
          <text:list text:style-name="LS3" xml:id="list11">
            <text:list-item>
              <text:p text:style-name="P21"><text:span text:style-name="T21_1">Lead</text:span><text:span text:style-name="T21_2"><text:s/></text:span><text:span text:style-name="T21_3">development</text:span><text:span text:style-name="T21_4"><text:s/></text:span><text:span text:style-name="T21_5">teams</text:span><text:span text:style-name="T21_6"><text:s/></text:span><text:span text:style-name="T21_7">implementing</text:span><text:span text:style-name="T21_8"><text:s/></text:span><text:span text:style-name="T21_9">key</text:span><text:span text:style-name="T21_10"><text:s/></text:span><text:span text:style-name="T21_11">parts</text:span><text:span text:style-name="T21_12"><text:s/></text:span><text:span text:style-name="T21_13">of</text:span><text:span text:style-name="T21_14"><text:s/></text:span><text:span text:style-name="T21_15">the</text:span><text:span text:style-name="T21_16"><text:s/></text:span><text:span text:style-name="T21_17">web</text:span><text:span text:style-name="T21_18"><text:s/></text:span><text:span text:style-name="T21_19">application</text:span><text:span text:style-name="T21_20"><text:s/></text:span><text:span text:style-name="T21_21">such</text:span><text:span text:style-name="T21_22"><text:s/></text:span><text:span text:style-name="T21_23">as</text:span><text:span text:style-name="T21_24"><text:s/></text:span><text:span text:style-name="T21_25">checkout</text:span><text:span text:style-name="T21_26">,<text:s/></text:span><text:span text:style-name="T21_27">pricing</text:span><text:span text:style-name="T21_28">,<text:s/></text:span><text:span text:style-name="T21_29">and</text:span><text:span text:style-name="T21_30"><text:s/></text:span><text:span text:style-name="T21_31">search</text:span><text:span text:style-name="T21_32">.</text:span></text:p>
            </text:list-item>
          </text:list>
          <text:list text:style-name="LS4" xml:id="list12">
            <text:list-item>
              <text:p text:style-name="P22"><text:span text:style-name="T22_1">Reduced</text:span><text:span text:style-name="T22_2"><text:s/></text:span><text:span text:style-name="T22_3">search</text:span><text:span text:style-name="T22_4"><text:s/></text:span><text:span text:style-name="T22_5">results</text:span><text:span text:style-name="T22_6"><text:s/></text:span><text:span text:style-name="T22_7">page</text:span><text:span text:style-name="T22_8"><text:s/></text:span><text:span text:style-name="T22_9">weight</text:span><text:span text:style-name="T22_10"><text:s/></text:span><text:span text:style-name="T22_11">by</text:span><text:span text:style-name="T22_12"><text:s/>75%.</text:span></text:p>
            </text:list-item>
          </text:list>
          <text:list text:style-name="LS5" xml:id="list13">
            <text:list-item>
              <text:p text:style-name="P23"><text:span text:style-name="T23_1">Migrated</text:span><text:span text:style-name="T23_2"><text:s/></text:span><text:span text:style-name="T23_3">code</text:span><text:span text:style-name="T23_4"><text:s/></text:span><text:span text:style-name="T23_5">base</text:span><text:span text:style-name="T23_6"><text:s/></text:span><text:span text:style-name="T23_7">to</text:span><text:span text:style-name="T23_8"><text:s/></text:span><text:span text:style-name="T23_9">MVC</text:span><text:span text:style-name="T23_10">/</text:span><text:span text:style-name="T23_11">jQuery</text:span><text:span text:style-name="T23_12"><text:s/></text:span><text:span text:style-name="T23_13">from</text:span><text:span text:style-name="T23_14"><text:s/></text:span><text:span text:style-name="T23_15">WebForms</text:span><text:span text:style-name="T23_16">/</text:span><text:span text:style-name="T23_17">MooTools</text:span><text:span text:style-name="T23_18">.</text:span></text:p>
            </text:list-item>
          </text:list>
        </text:list-item>
      </text:list>
      <text:p text:style-name="P24"/>
      <text:p text:style-name="P25"><text:span text:style-name="T25_1">December</text:span><text:span text:style-name="T25_2"><text:s/>2008<text:s/>–<text:s/></text:span><text:span text:style-name="T25_3">October</text:span><text:span text:style-name="T25_4"><text:s/>2009:<text:s/></text:span><text:span text:style-name="T25_5">Software</text:span><text:span text:style-name="T25_6"><text:s/></text:span><text:span text:style-name="T25_7">Engineer</text:span><text:span text:style-name="T25_8">,<text:s/></text:span><text:span text:style-name="T25_9">Webfoot</text:span><text:span text:style-name="T25_10"><text:s/></text:span><text:span text:style-name="T25_11">Staffing</text:span><text:span text:style-name="T25_12"><text:s/></text:span><text:span text:style-name="T25_13">at</text:span><text:span text:style-name="T25_14"><text:s/></text:span><text:span text:style-name="T25_15">Microsoft</text:span><text:span text:style-name="T25_16">,<text:s/></text:span><text:span text:style-name="T25_17">Redmond</text:span><text:span text:style-name="T25_18">,<text:s/></text:span><text:span text:style-name="T25_19">WA</text:span><text:span text:style-name="T25_20"> –<text:s/></text:span><text:span text:style-name="T25_21">Worked</text:span><text:span text:style-name="T25_22"><text:s/></text:span><text:span text:style-name="T25_23">with</text:span><text:span text:style-name="T25_24"><text:s/></text:span><text:span text:style-name="T25_25">the</text:span><text:span text:style-name="T25_26"><text:s/></text:span><text:span text:style-name="T25_27">Bing</text:span><text:span text:style-name="T25_28"><text:s/></text:span><text:span text:style-name="T25_29">Core</text:span><text:span text:style-name="T25_30"><text:s/></text:span><text:span text:style-name="T25_31">Search</text:span><text:span text:style-name="T25_32"><text:s/></text:span><text:span text:style-name="T25_33">Incubation</text:span><text:span text:style-name="T25_34"><text:s/></text:span><text:span text:style-name="T25_35">team</text:span><text:span text:style-name="T25_36"><text:s/></text:span><text:span text:style-name="T25_37">on</text:span><text:span text:style-name="T25_38"><text:s/></text:span><text:span text:style-name="T25_39">developing</text:span><text:span text:style-name="T25_40"><text:s/></text:span><text:span text:style-name="T25_41">rapid</text:span><text:span text:style-name="T25_42"><text:s/></text:span><text:span text:style-name="T25_43">prototypes</text:span><text:span text:style-name="T25_44"><text:s/></text:span><text:span text:style-name="T25_45">of</text:span><text:span text:style-name="T25_46"><text:s/></text:span><text:span text:style-name="T25_47">new</text:span><text:span text:style-name="T25_48">/</text:span><text:span text:style-name="T25_49">experimental</text:span><text:span text:style-name="T25_50"><text:s/></text:span><text:span text:style-name="T25_51">features</text:span><text:span text:style-name="T25_52"><text:s/></text:span><text:span text:style-name="T25_53">for</text:span><text:span text:style-name="T25_54"><text:s/></text:span><text:span text:style-name="T25_55">evaluation</text:span><text:span text:style-name="T25_56">.<text:s/> </text:span><text:span text:style-name="T25_57">Implemented</text:span><text:span text:style-name="T25_58"><text:s/></text:span><text:span text:style-name="T25_59">changes</text:span><text:span text:style-name="T25_60"><text:s/></text:span><text:span text:style-name="T25_61">based</text:span><text:span text:style-name="T25_62"><text:s/></text:span><text:span text:style-name="T25_63">on</text:span><text:span text:style-name="T25_64"><text:s/></text:span><text:span text:style-name="T25_65">design</text:span><text:span text:style-name="T25_66"><text:s/></text:span><text:span text:style-name="T25_67">and</text:span><text:span text:style-name="T25_68"><text:s/></text:span><text:span text:style-name="T25_69">usability</text:span><text:span text:style-name="T25_70"><text:s/></text:span><text:span text:style-name="T25_71">research</text:span><text:span text:style-name="T25_72"><text:s/></text:span><text:span text:style-name="T25_73">feedback</text:span><text:span text:style-name="T25_74"><text:s/></text:span><text:span text:style-name="T25_75">at</text:span><text:span text:style-name="T25_76"><text:s/></text:span><text:span text:style-name="T25_77">a</text:span><text:span text:style-name="T25_78"><text:s/></text:span><text:span text:style-name="T25_79">rapid</text:span><text:span text:style-name="T25_80"><text:s/></text:span><text:span text:style-name="T25_81">pace</text:span><text:span text:style-name="T25_82">.<text:s/> </text:span><text:span text:style-name="T25_83">Developed</text:span><text:span text:style-name="T25_84"><text:s/></text:span><text:span text:style-name="T25_85">console</text:span><text:span text:style-name="T25_86"><text:s/></text:span><text:span text:style-name="T25_87">applications</text:span><text:span text:style-name="T25_88"><text:s/></text:span><text:span text:style-name="T25_89">to</text:span><text:span text:style-name="T25_90"><text:s/></text:span><text:span text:style-name="T25_91">power</text:span><text:span text:style-name="T25_92"><text:s/></text:span><text:span text:style-name="T25_93">data</text:span><text:span text:style-name="T25_94"><text:s/></text:span><text:span text:style-name="T25_95">pipeline</text:span><text:span text:style-name="T25_96"><text:s/></text:span><text:span text:style-name="T25_97">needs</text:span><text:span text:style-name="T25_98">.<text:s/> </text:span><text:span text:style-name="T25_99">Participated</text:span><text:span text:style-name="T25_100"><text:s/></text:span><text:span text:style-name="T25_101">in</text:span><text:span text:style-name="T25_102"><text:s/>"</text:span><text:span text:style-name="T25_103">HackDay</text:span><text:span text:style-name="T25_104">"<text:s/></text:span><text:span text:style-name="T25_105">events</text:span><text:span text:style-name="T25_106"><text:s/></text:span><text:span text:style-name="T25_107">to</text:span><text:span text:style-name="T25_108"><text:s/></text:span><text:span text:style-name="T25_109">generate</text:span><text:span text:style-name="T25_110"><text:s/></text:span><text:span text:style-name="T25_111">and</text:span><text:span text:style-name="T25_112"><text:s/></text:span><text:span text:style-name="T25_113">rapidly</text:span><text:span text:style-name="T25_114"><text:s/></text:span><text:span text:style-name="T25_115">prototype</text:span><text:span text:style-name="T25_116"><text:s/></text:span><text:span text:style-name="T25_117">new</text:span><text:span text:style-name="T25_118"><text:s/></text:span><text:span text:style-name="T25_119">ideas</text:span><text:span text:style-name="T25_120">.</text:span></text:p>
      <text:list text:style-name="LS6" xml:id="list14">
        <text:list-item>
          <text:list>
            <text:list-item>
              <text:p text:style-name="P26"><text:span text:style-name="T26_1">Developed</text:span><text:span text:style-name="T26_2"><text:s/></text:span><text:span text:style-name="T26_3">tool</text:span><text:span text:style-name="T26_4"><text:s/></text:span><text:span text:style-name="T26_5">for</text:span><text:span text:style-name="T26_6"><text:s/></text:span><text:span text:style-name="T26_7">easy</text:span><text:span text:style-name="T26_8"><text:s/></text:span><text:span text:style-name="T26_9">code</text:span><text:span text:style-name="T26_10"><text:s/></text:span><text:span text:style-name="T26_11">injection</text:span><text:span text:style-name="T26_12"><text:s/></text:span><text:span text:style-name="T26_13">into</text:span><text:span text:style-name="T26_14"><text:s/></text:span><text:span text:style-name="T26_15">existing</text:span><text:span text:style-name="T26_16"><text:s/></text:span><text:span text:style-name="T26_17">sites</text:span><text:span text:style-name="T26_18"><text:s/></text:span><text:span text:style-name="T26_19">to</text:span><text:span text:style-name="T26_20"><text:s/></text:span><text:span text:style-name="T26_21">enable</text:span><text:span text:style-name="T26_22"><text:s/></text:span><text:span text:style-name="T26_23">rapid</text:span><text:span text:style-name="T26_24"><text:s/></text:span><text:span text:style-name="T26_25">prototyping</text:span><text:span text:style-name="T26_26">.</text:span></text:p>
            </text:list-item>
          </text:list>
          <text:list text:style-name="LS7" xml:id="list15">
            <text:list-item>
              <text:p text:style-name="P27"><text:span text:style-name="T27_1">Created</text:span><text:span text:style-name="T27_2"><text:s/></text:span><text:span text:style-name="T27_3">a</text:span><text:span text:style-name="T27_4"><text:s/></text:span><text:span text:style-name="T27_5">program</text:span><text:span text:style-name="T27_6"><text:s/></text:span><text:span text:style-name="T27_7">for</text:span><text:span text:style-name="T27_8"><text:s/></text:span><text:span text:style-name="T27_9">generating</text:span><text:span text:style-name="T27_10"><text:s/></text:span><text:span text:style-name="T27_11">a</text:span><text:span text:style-name="T27_12"><text:s/></text:span><text:span text:style-name="T27_13">data</text:span><text:span text:style-name="T27_14"><text:s/></text:span><text:span text:style-name="T27_15">set</text:span><text:span text:style-name="T27_16"><text:s/></text:span><text:span text:style-name="T27_17">of</text:span><text:span text:style-name="T27_18"><text:s/></text:span><text:span text:style-name="T27_19">top</text:span><text:span text:style-name="T27_20"><text:s/></text:span><text:span text:style-name="T27_21">twitter</text:span><text:span text:style-name="T27_22"><text:s/></text:span><text:span text:style-name="T27_23">users</text:span><text:span text:style-name="T27_24"><text:s/></text:span><text:span text:style-name="T27_25">using</text:span><text:span text:style-name="T27_26"><text:s/></text:span><text:span text:style-name="T27_27">both</text:span><text:span text:style-name="T27_28"><text:s/></text:span><text:span text:style-name="T27_29">in</text:span><text:span text:style-name="T27_30">-</text:span><text:span text:style-name="T27_31">house</text:span><text:span text:style-name="T27_32"><text:s/></text:span><text:span text:style-name="T27_33">and</text:span><text:span text:style-name="T27_34"><text:s/></text:span><text:span text:style-name="T27_35">official</text:span><text:span text:style-name="T27_36"><text:s/></text:span><text:span text:style-name="T27_37">APIs</text:span><text:span text:style-name="T27_38">.</text:span></text:p>
            </text:list-item>
          </text:list>
          <text:list text:style-name="LS8" xml:id="list16">
            <text:list-item>
              <text:p text:style-name="P28"><text:span text:style-name="T28_1">Built</text:span><text:span text:style-name="T28_2"><text:s/></text:span><text:span text:style-name="T28_3">prototype</text:span><text:span text:style-name="T28_4"><text:s/></text:span><text:span text:style-name="T28_5">data</text:span><text:span text:style-name="T28_6">-</text:span><text:span text:style-name="T28_7">augmentation</text:span><text:span text:style-name="T28_8"><text:s/></text:span><text:span text:style-name="T28_9">tool</text:span><text:span text:style-name="T28_10"><text:s/></text:span><text:span text:style-name="T28_11">using</text:span><text:span text:style-name="T28_12"><text:s/></text:span><text:span text:style-name="T28_13">Amazon</text:span><text:span text:style-name="T28_14">’</text:span><text:span text:style-name="T28_15">s</text:span><text:span text:style-name="T28_16"><text:s/></text:span><text:span text:style-name="T28_17">Mechanical</text:span><text:span text:style-name="T28_18"><text:s/></text:span><text:span text:style-name="T28_19">Turk</text:span><text:span text:style-name="T28_20">.</text:span></text:p>
            </text:list-item>
          </text:list>
        </text:list-item>
      </text:list>
      <text:p text:style-name="P29"/>
      <text:p text:style-name="P30"><text:span text:style-name="T30_1">November</text:span><text:span text:style-name="T30_2"><text:s/>2006<text:s/>–<text:s/></text:span><text:span text:style-name="T30_3">November</text:span><text:span text:style-name="T30_4"><text:s/>2008:<text:s/></text:span><text:span text:style-name="T30_5">ASP</text:span><text:span text:style-name="T30_6">.</text:span><text:span text:style-name="T30_7">Net</text:span><text:span text:style-name="T30_8"><text:s/></text:span><text:span text:style-name="T30_9">Developer</text:span><text:span text:style-name="T30_10">,<text:s/></text:span><text:span text:style-name="T30_11">ArenaGroup</text:span><text:span text:style-name="T30_12"><text:s/></text:span><text:span text:style-name="T30_13">Inc</text:span><text:span text:style-name="T30_14">.,<text:s/></text:span><text:span text:style-name="T30_15">Bellevue</text:span><text:span text:style-name="T30_16">,<text:s/></text:span><text:span text:style-name="T30_17">WA</text:span><text:span text:style-name="T30_18"> –<text:s/></text:span><text:span text:style-name="T30_19">Develop</text:span><text:span text:style-name="T30_20"><text:s/></text:span><text:span text:style-name="T30_21">new</text:span><text:span text:style-name="T30_22"><text:s/></text:span><text:span text:style-name="T30_23">features</text:span><text:span text:style-name="T30_24"><text:s/></text:span><text:span text:style-name="T30_25">and</text:span><text:span text:style-name="T30_26"><text:s/></text:span><text:span text:style-name="T30_27">maintain</text:span><text:span text:style-name="T30_28"><text:s/></text:span><text:span text:style-name="T30_29">a</text:span><text:span text:style-name="T30_30"><text:s/></text:span><text:span text:style-name="T30_31">large</text:span><text:span text:style-name="T30_32"><text:s/></text:span><text:span text:style-name="T30_33">ASP</text:span><text:span text:style-name="T30_34">.</text:span><text:span text:style-name="T30_35">Net</text:span><text:span text:style-name="T30_36"><text:s/></text:span><text:span text:style-name="T30_37">project</text:span><text:span text:style-name="T30_38"><text:s/></text:span><text:span text:style-name="T30_39">that</text:span><text:span text:style-name="T30_40"><text:s/></text:span><text:span text:style-name="T30_41">spanned</text:span><text:span text:style-name="T30_42"><text:s/></text:span><text:span text:style-name="T30_43">multiple</text:span><text:span text:style-name="T30_44"><text:s/></text:span><text:span text:style-name="T30_45">million</text:span><text:span text:style-name="T30_46"><text:s/></text:span><text:span text:style-name="T30_47">lines</text:span><text:span text:style-name="T30_48"><text:s/></text:span><text:span text:style-name="T30_49">of</text:span><text:span text:style-name="T30_50"><text:s/></text:span><text:span text:style-name="T30_51">C</text:span><text:span text:style-name="T30_52">#<text:s/></text:span><text:span text:style-name="T30_53">code</text:span><text:span text:style-name="T30_54">.<text:s/></text:span><text:span text:style-name="T30_55">Extensively</text:span><text:span text:style-name="T30_56"><text:s/></text:span><text:span text:style-name="T30_57">worked</text:span><text:span text:style-name="T30_58"><text:s/></text:span><text:span text:style-name="T30_59">with</text:span><text:span text:style-name="T30_60"><text:s/>3-</text:span><text:span text:style-name="T30_61">tier</text:span><text:span text:style-name="T30_62"><text:s/>.</text:span><text:span text:style-name="T30_63">Net</text:span><text:span text:style-name="T30_64"><text:s/></text:span><text:span text:style-name="T30_65">Remoting</text:span><text:span text:style-name="T30_66"><text:s/></text:span><text:span text:style-name="T30_67">driven</text:span><text:span text:style-name="T30_68"><text:s/></text:span><text:span text:style-name="T30_69">application</text:span><text:span text:style-name="T30_70"><text:s/></text:span><text:span text:style-name="T30_71">using</text:span><text:span text:style-name="T30_72"><text:s/></text:span><text:span text:style-name="T30_73">Microsoft</text:span><text:span text:style-name="T30_74"><text:s/></text:span><text:span text:style-name="T30_75">WebParts</text:span><text:span text:style-name="T30_76">.</text:span></text:p>
      <text:list text:style-name="LS9" xml:id="list17">
        <text:list-item>
          <text:list>
            <text:list-item>
              <text:p text:style-name="P31"><text:span text:style-name="T31_1">Developed</text:span><text:span text:style-name="T31_2"><text:s/></text:span><text:span text:style-name="T31_3">many</text:span><text:span text:style-name="T31_4"><text:s/></text:span><text:span text:style-name="T31_5">WebParts</text:span><text:span text:style-name="T31_6"><text:s/></text:span><text:span text:style-name="T31_7">using</text:span><text:span text:style-name="T31_8"><text:s/></text:span><text:span text:style-name="T31_9">custom</text:span><text:span text:style-name="T31_10"><text:s/></text:span><text:span text:style-name="T31_11">AJ</text:span><text:span text:style-name="T31_12">A</text:span><text:span text:style-name="T31_13">X</text:span><text:span text:style-name="T31_14"><text:s/></text:span><text:span text:style-name="T31_15">fram</text:span><text:span text:style-name="T31_16">ework</text:span><text:span text:style-name="T31_17">.</text:span></text:p>
            </text:list-item>
          </text:list>
          <text:list text:style-name="LS10" xml:id="list18">
            <text:list-item>
              <text:p text:style-name="P32"><text:span text:style-name="T32_1">Optimized</text:span><text:span text:style-name="T32_2"><text:s/></text:span><text:span text:style-name="T32_3">code</text:span><text:span text:style-name="T32_4"><text:s/></text:span><text:span text:style-name="T32_5">using</text:span><text:span text:style-name="T32_6"><text:s/></text:span><text:span text:style-name="T32_7">multiple</text:span><text:span text:style-name="T32_8"><text:s/></text:span><text:span text:style-name="T32_9">levels</text:span><text:span text:style-name="T32_10"><text:s/></text:span><text:span text:style-name="T32_11">of</text:span><text:span text:style-name="T32_12"><text:s/></text:span><text:span text:style-name="T32_13">caching</text:span><text:span text:style-name="T32_14">,<text:s/></text:span><text:span text:style-name="T32_15">compressed</text:span><text:span text:style-name="T32_16"><text:s/></text:span><text:span text:style-name="T32_17">JS</text:span><text:span text:style-name="T32_18">/</text:span><text:span text:style-name="T32_19">CSS</text:span><text:span text:style-name="T32_20">,<text:s/></text:span><text:span text:style-name="T32_21">and</text:span><text:span text:style-name="T32_22"><text:s/></text:span><text:span text:style-name="T32_23">stored</text:span><text:span text:style-name="T32_24"><text:s/></text:span><text:span text:style-name="T32_25">procedures</text:span><text:span text:style-name="T32_26">.</text:span></text:p>
            </text:list-item>
          </text:list>
        </text:list-item>
      </text:list>
      <text:p text:style-name="P33"/>
      <text:p text:style-name="P34"><text:span text:style-name="T34_1">March</text:span><text:span text:style-name="T34_2"><text:s/>2005<text:s/>–<text:s/></text:span><text:span text:style-name="T34_3">November</text:span><text:span text:style-name="T34_4"><text:s/>2006:<text:s/></text:span><text:span text:style-name="T34_5">Web</text:span><text:span text:style-name="T34_6"><text:s/></text:span><text:span text:style-name="T34_7">Developer</text:span><text:span text:style-name="T34_8">,<text:s/></text:span><text:span text:style-name="T34_9">Business</text:span><text:span text:style-name="T34_10"><text:s/></text:span><text:span text:style-name="T34_11">Internet</text:span><text:span text:style-name="T34_12"><text:s/></text:span><text:span text:style-name="T34_13">Services</text:span><text:span text:style-name="T34_14">,<text:s/></text:span><text:span text:style-name="T34_15">Tacoma</text:span><text:span text:style-name="T34_16">,<text:s/></text:span><text:span text:style-name="T34_17">WA</text:span><text:span text:style-name="T34_18"> –<text:s/></text:span><text:span text:style-name="T34_19">Develop</text:span><text:span text:style-name="T34_20"><text:s/></text:span><text:span text:style-name="T34_21">professional</text:span><text:span text:style-name="T34_22"><text:s/></text:span><text:span text:style-name="T34_23">web</text:span><text:span text:style-name="T34_24"><text:s/></text:span><text:span text:style-name="T34_25">applications</text:span><text:span text:style-name="T34_26"><text:s/></text:span><text:span text:style-name="T34_27">for</text:span><text:span text:style-name="T34_28"><text:s/></text:span><text:span text:style-name="T34_29">large</text:span><text:span text:style-name="T34_30"><text:s/></text:span><text:span text:style-name="T34_31">corporate</text:span><text:span text:style-name="T34_32"><text:s/></text:span><text:span text:style-name="T34_33">clients</text:span><text:span text:style-name="T34_34"><text:s/></text:span><text:span text:style-name="T34_35">with</text:span><text:span text:style-name="T34_36"><text:s/></text:span><text:span text:style-name="T34_37">completely</text:span><text:span text:style-name="T34_38"><text:s/></text:span><text:span text:style-name="T34_39">dynamic</text:span><text:span text:style-name="T34_40"><text:s/></text:span><text:span text:style-name="T34_41">user</text:span><text:span text:style-name="T34_42">-</text:span><text:span text:style-name="T34_43">driven</text:span><text:span text:style-name="T34_44"><text:s/></text:span><text:span text:style-name="T34_45">content</text:span><text:span text:style-name="T34_46">.<text:s/></text:span><text:span text:style-name="T34_47">Perform</text:span><text:span text:style-name="T34_48"><text:s/></text:span><text:span text:style-name="T34_49">routine</text:span><text:span text:style-name="T34_50"><text:s/></text:span><text:span text:style-name="T34_51">and</text:span><text:span text:style-name="T34_52"><text:s/></text:span><text:span text:style-name="T34_53">emergency</text:span><text:span text:style-name="T34_54"><text:s/></text:span><text:span text:style-name="T34_55">maintenance</text:span><text:span text:style-name="T34_56"><text:s/></text:span><text:span text:style-name="T34_57">for</text:span><text:span text:style-name="T34_58"><text:s/></text:span><text:span text:style-name="T34_59">client</text:span><text:span text:style-name="T34_60"><text:s/></text:span><text:span text:style-name="T34_61">web</text:span><text:span text:style-name="T34_62"><text:s/></text:span><text:span text:style-name="T34_63">sites</text:span><text:span text:style-name="T34_64"><text:s/></text:span><text:span text:style-name="T34_65">including</text:span><text:span text:style-name="T34_66"><text:s/>24<text:s/></text:span><text:span text:style-name="T34_67">hour</text:span><text:span text:style-name="T34_68"><text:s/></text:span><text:span text:style-name="T34_69">monitoring</text:span><text:span text:style-name="T34_70"><text:s/></text:span><text:span text:style-name="T34_71">a</text:span><text:span text:style-name="T34_72">nd</text:span><text:span text:style-name="T34_73"><text:s/></text:span><text:span text:style-name="T34_74">on</text:span><text:span text:style-name="T34_75">-</text:span><text:span text:style-name="T34_76">site</text:span><text:span text:style-name="T34_77"><text:s/></text:span><text:span text:style-name="T34_78">assistance</text:span><text:span text:style-name="T34_79">.</text:span></text:p>
      <text:list text:style-name="LS11" xml:id="list19">
        <text:list-item>
          <text:list>
            <text:list-item>
              <text:p text:style-name="P35"><text:span text:style-name="T35_1">Migrated</text:span><text:span text:style-name="T35_2"><text:s/></text:span><text:span text:style-name="T35_3">core</text:span><text:span text:style-name="T35_4"><text:s/></text:span><text:span text:style-name="T35_5">code</text:span><text:span text:style-name="T35_6"><text:s/></text:span><text:span text:style-name="T35_7">base</text:span><text:span text:style-name="T35_8"><text:s/></text:span><text:span text:style-name="T35_9">from</text:span><text:span text:style-name="T35_10"><text:s/>.</text:span><text:span text:style-name="T35_11">Net</text:span><text:span text:style-name="T35_12"><text:s/>1.1<text:s/></text:span><text:span text:style-name="T35_13">to</text:span><text:span text:style-name="T35_14"><text:s/>.</text:span><text:span text:style-name="T35_15">Net</text:span><text:span text:style-name="T35_16"><text:s/>2.0.</text:span></text:p>
            </text:list-item>
          </text:list>
          <text:list text:style-name="LS12" xml:id="list20">
            <text:list-item>
              <text:p text:style-name="P36"><text:span text:style-name="T36_1">Developed</text:span><text:span text:style-name="T36_2"><text:s/></text:span><text:span text:style-name="T36_3">new</text:span><text:span text:style-name="T36_4"><text:s/></text:span><text:span text:style-name="T36_5">modules</text:span><text:span text:style-name="T36_6"><text:s/></text:span><text:span text:style-name="T36_7">including</text:span><text:span text:style-name="T36_8"><text:s/></text:span><text:span text:style-name="T36_9">a</text:span><text:span text:style-name="T36_10"><text:s/></text:span><text:span text:style-name="T36_11">shopping</text:span><text:span text:style-name="T36_12"><text:s/></text:span><text:span text:style-name="T36_13">cart</text:span><text:span text:style-name="T36_14"><text:s/></text:span><text:span text:style-name="T36_15">system</text:span><text:span text:style-name="T36_16"><text:s/></text:span><text:span text:style-name="T36_17">with</text:span><text:span text:style-name="T36_18"><text:s/></text:span><text:span text:style-name="T36_19">third</text:span><text:span text:style-name="T36_20">-</text:span><text:span text:style-name="T36_21">party</text:span><text:span text:style-name="T36_22"><text:s/></text:span><text:span text:style-name="T36_23">credit</text:span><text:span text:style-name="T36_24"><text:s/></text:span><text:span text:style-name="T36_25">card</text:span><text:span text:style-name="T36_26"><text:s/></text:span><text:span text:style-name="T36_27">processing</text:span><text:span text:style-name="T36_28">.</text:span></text:p>
            </text:list-item>
          </text:list>
        </text:list-item>
      </text:list>
      <text:p text:style-name="P37"/>
      <text:p text:style-name="P38"><text:span text:style-name="T38_1">Education</text:span><text:span text:style-name="T38_2">:</text:span><text:span text:style-name="T38_3"><text:s/></text:span><text:span text:style-name="T38_4">BS</text:span><text:span text:style-name="T38_5"><text:s/></text:span><text:span text:style-name="T38_6">Computing</text:span><text:span text:style-name="T38_7"><text:s/></text:span><text:span text:style-name="T38_8">and</text:span><text:span text:style-name="T38_9"><text:s/></text:span><text:span text:style-name="T38_10">Software</text:span><text:span text:style-name="T38_11"><text:s/></text:span><text:span text:style-name="T38_12">Systems</text:span><text:span text:style-name="T38_13"><text:s/>2005,<text:s/></text:span><text:span text:style-name="T38_14">University</text:span><text:span text:style-name="T38_15"><text:s/></text:span><text:span text:style-name="T38_16">of</text:span><text:span text:style-name="T38_17"><text:s/></text:span><text:span text:style-name="T38_18">Washington</text:span><text:span text:style-name="T38_19"><text:s/></text:span><text:span text:style-name="T38_20">Tacoma</text:span></text:p>
      <text:p text:style-name="P39"><text:span text:style-name="T39_1">Technologies</text:span><text:span text:style-name="T39_2">:</text:span><text:span text:style-name="T39_3"><text:s/></text:span><text:span text:style-name="T39_4">C</text:span><text:span text:style-name="T39_5">#,<text:s/></text:span><text:span text:style-name="T39_6">ASP</text:span><text:span text:style-name="T39_7">.</text:span><text:span text:style-name="T39_8">NET</text:span><text:span text:style-name="T39_9">,<text:s/></text:span><text:span text:style-name="T39_10">CSS</text:span><text:span text:style-name="T39_11">,<text:s/></text:span><text:span text:style-name="T39_12">JavaScript</text:span><text:span text:style-name="T39_13">,<text:s/></text:span><text:span text:style-name="T39_14">jQuery</text:span><text:span text:style-name="T39_15">,<text:s/></text:span><text:span text:style-name="T39_16">HTML</text:span><text:span text:style-name="T39_17"><text:s/>5,<text:s/></text:span><text:span text:style-name="T39_18">AJ</text:span><text:span text:style-name="T39_19">A</text:span><text:span text:style-name="T39_20">X</text:span><text:span text:style-name="T39_21">,<text:s/></text:span><text:span text:style-name="T39_22">Java</text:span><text:span text:style-name="T39_23">,<text:s/></text:span><text:span text:style-name="T39_24">PHP</text:span><text:span text:style-name="T39_25">,<text:s/></text:span><text:span text:style-name="T39_26">Python</text:span></text:p>
      <text:p text:style-name="P40"/>
      <text:p text:style-name="P41"><text:span text:style-name="T41_1">Website</text:span><text:span text:style-name="T41_2">:<text:s/></text:span><text:span text:style-name="T41_3"><text:a xlink:type="simple" xlink:href="http://buffbit.com"><text:span text:style-name="T41_4">http</text:span></text:a></text:span><text:span text:style-name="T41_5"><text:a xlink:type="simple" xlink:href="http://buffbit.com"><text:span text:style-name="T41_6">://</text:span></text:a></text:span><text:span text:style-name="T41_7"><text:a xlink:type="simple" xlink:href="http://buffbit.com"><text:span text:style-name="T41_8">buffbit</text:span></text:a></text:span><text:span text:style-name="T41_9"><text:a xlink:type="simple" xlink:href="http://buffbit.com"><text:span text:style-name="T41_10">.</text:span></text:a></text:span><text:span text:style-name="T41_11"><text:a xlink:type="simple" xlink:href="http://buffbit.com"><text:span text:style-name="T41_12">com</text:span></text:a></text:span></text:p>
      <text:p text:style-name="P42"><text:span text:style-name="T42_1">GitHub</text:span><text:span text:style-name="T42_2">:<text:s/></text:span><text:span text:style-name="T42_3"><text:a xlink:type="simple" xlink:href="https://github.com/oberonix"><text:span text:style-name="T42_4">https</text:span></text:a></text:span><text:span text:style-name="T42_5"><text:a xlink:type="simple" xlink:href="https://github.com/oberonix"><text:span text:style-name="T42_6">://</text:span></text:a></text:span><text:span text:style-name="T42_7"><text:a xlink:type="simple" xlink:href="https://github.com/oberonix"><text:span text:style-name="T42_8">github</text:span></text:a></text:span><text:span text:style-name="T42_9"><text:a xlink:type="simple" xlink:href="https://github.com/oberonix"><text:span text:style-name="T42_10">.</text:span></text:a></text:span><text:span text:style-name="T42_11"><text:a xlink:type="simple" xlink:href="https://github.com/oberonix"><text:span text:style-name="T42_12">com</text:span></text:a></text:span><text:span text:style-name="T42_13"><text:a xlink:type="simple" xlink:href="https://github.com/oberonix"><text:span text:style-name="T42_14">/</text:span></text:a></text:span><text:span text:style-name="T42_15"><text:a xlink:type="simple" xlink:href="https://github.com/oberonix"><text:span text:style-name="T42_16">oberonix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Helvetica" svg:font-family="Helvetic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-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1" text:level="2">
        <style:list-level-properties text:space-before="1.905cm" text:min-label-width="-1.58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2" text:level="3">
        <style:list-level-properties text:space-before="3.492cm" text:min-label-width="-3.17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-4.12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4" text:level="5">
        <style:list-level-properties text:space-before="5.715cm" text:min-label-width="-5.39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5" text:level="6">
        <style:list-level-properties text:space-before="7.302cm" text:min-label-width="-6.98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-7.93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7" text:level="8">
        <style:list-level-properties text:space-before="9.525cm" text:min-label-width="-9.20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8" text:level="9">
        <style:list-level-properties text:space-before="11.112cm" text:min-label-width="-10.79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-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1" text:level="2">
        <style:list-level-properties text:space-before="1.905cm" text:min-label-width="-1.58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2" text:level="3">
        <style:list-level-properties text:space-before="3.492cm" text:min-label-width="-3.17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-4.12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4" text:level="5">
        <style:list-level-properties text:space-before="5.715cm" text:min-label-width="-5.39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5" text:level="6">
        <style:list-level-properties text:space-before="7.302cm" text:min-label-width="-6.98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-7.93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7" text:level="8">
        <style:list-level-properties text:space-before="9.525cm" text:min-label-width="-9.20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8" text:level="9">
        <style:list-level-properties text:space-before="11.112cm" text:min-label-width="-10.79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-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1" text:level="2">
        <style:list-level-properties text:space-before="1.905cm" text:min-label-width="-1.58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2" text:level="3">
        <style:list-level-properties text:space-before="3.492cm" text:min-label-width="-3.17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-4.12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4" text:level="5">
        <style:list-level-properties text:space-before="5.715cm" text:min-label-width="-5.39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5" text:level="6">
        <style:list-level-properties text:space-before="7.302cm" text:min-label-width="-6.98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-7.93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7" text:level="8">
        <style:list-level-properties text:space-before="9.525cm" text:min-label-width="-9.20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8" text:level="9">
        <style:list-level-properties text:space-before="11.112cm" text:min-label-width="-10.79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-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1" text:level="2">
        <style:list-level-properties text:space-before="1.905cm" text:min-label-width="-1.58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2" text:level="3">
        <style:list-level-properties text:space-before="3.492cm" text:min-label-width="-3.17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-4.12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4" text:level="5">
        <style:list-level-properties text:space-before="5.715cm" text:min-label-width="-5.39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5" text:level="6">
        <style:list-level-properties text:space-before="7.302cm" text:min-label-width="-6.98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-7.93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7" text:level="8">
        <style:list-level-properties text:space-before="9.525cm" text:min-label-width="-9.20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8" text:level="9">
        <style:list-level-properties text:space-before="11.112cm" text:min-label-width="-10.79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-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1" text:level="2">
        <style:list-level-properties text:space-before="1.905cm" text:min-label-width="-1.58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2" text:level="3">
        <style:list-level-properties text:space-before="3.492cm" text:min-label-width="-3.17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-4.12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4" text:level="5">
        <style:list-level-properties text:space-before="5.715cm" text:min-label-width="-5.39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5" text:level="6">
        <style:list-level-properties text:space-before="7.302cm" text:min-label-width="-6.98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-7.93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7" text:level="8">
        <style:list-level-properties text:space-before="9.525cm" text:min-label-width="-9.20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8" text:level="9">
        <style:list-level-properties text:space-before="11.112cm" text:min-label-width="-10.79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-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1" text:level="2">
        <style:list-level-properties text:space-before="1.905cm" text:min-label-width="-1.58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2" text:level="3">
        <style:list-level-properties text:space-before="3.492cm" text:min-label-width="-3.17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-4.12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4" text:level="5">
        <style:list-level-properties text:space-before="5.715cm" text:min-label-width="-5.39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5" text:level="6">
        <style:list-level-properties text:space-before="7.302cm" text:min-label-width="-6.98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-7.93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7" text:level="8">
        <style:list-level-properties text:space-before="9.525cm" text:min-label-width="-9.20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8" text:level="9">
        <style:list-level-properties text:space-before="11.112cm" text:min-label-width="-10.79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-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1" text:level="2">
        <style:list-level-properties text:space-before="1.905cm" text:min-label-width="-1.58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2" text:level="3">
        <style:list-level-properties text:space-before="3.492cm" text:min-label-width="-3.17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-4.12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4" text:level="5">
        <style:list-level-properties text:space-before="5.715cm" text:min-label-width="-5.39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5" text:level="6">
        <style:list-level-properties text:space-before="7.302cm" text:min-label-width="-6.98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-7.93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7" text:level="8">
        <style:list-level-properties text:space-before="9.525cm" text:min-label-width="-9.20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8" text:level="9">
        <style:list-level-properties text:space-before="11.112cm" text:min-label-width="-10.79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-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1" text:level="2">
        <style:list-level-properties text:space-before="1.905cm" text:min-label-width="-1.58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2" text:level="3">
        <style:list-level-properties text:space-before="3.492cm" text:min-label-width="-3.17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-4.12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4" text:level="5">
        <style:list-level-properties text:space-before="5.715cm" text:min-label-width="-5.39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5" text:level="6">
        <style:list-level-properties text:space-before="7.302cm" text:min-label-width="-6.98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-7.93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7" text:level="8">
        <style:list-level-properties text:space-before="9.525cm" text:min-label-width="-9.20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8" text:level="9">
        <style:list-level-properties text:space-before="11.112cm" text:min-label-width="-10.79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-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1" text:level="2">
        <style:list-level-properties text:space-before="1.905cm" text:min-label-width="-1.58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2" text:level="3">
        <style:list-level-properties text:space-before="3.492cm" text:min-label-width="-3.17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-4.12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4" text:level="5">
        <style:list-level-properties text:space-before="5.715cm" text:min-label-width="-5.39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5" text:level="6">
        <style:list-level-properties text:space-before="7.302cm" text:min-label-width="-6.98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-7.93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7" text:level="8">
        <style:list-level-properties text:space-before="9.525cm" text:min-label-width="-9.20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9Level8" text:level="9">
        <style:list-level-properties text:space-before="11.112cm" text:min-label-width="-10.79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-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0Level1" text:level="2">
        <style:list-level-properties text:space-before="1.905cm" text:min-label-width="-1.58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0Level2" text:level="3">
        <style:list-level-properties text:space-before="3.492cm" text:min-label-width="-3.17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-4.12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0Level4" text:level="5">
        <style:list-level-properties text:space-before="5.715cm" text:min-label-width="-5.39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0Level5" text:level="6">
        <style:list-level-properties text:space-before="7.302cm" text:min-label-width="-6.98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-7.93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0Level7" text:level="8">
        <style:list-level-properties text:space-before="9.525cm" text:min-label-width="-9.20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0Level8" text:level="9">
        <style:list-level-properties text:space-before="11.112cm" text:min-label-width="-10.79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-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1Level1" text:level="2">
        <style:list-level-properties text:space-before="1.905cm" text:min-label-width="-1.58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1Level2" text:level="3">
        <style:list-level-properties text:space-before="3.492cm" text:min-label-width="-3.17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-4.12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1Level4" text:level="5">
        <style:list-level-properties text:space-before="5.715cm" text:min-label-width="-5.39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1Level5" text:level="6">
        <style:list-level-properties text:space-before="7.302cm" text:min-label-width="-6.98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-7.93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1Level7" text:level="8">
        <style:list-level-properties text:space-before="9.525cm" text:min-label-width="-9.20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1Level8" text:level="9">
        <style:list-level-properties text:space-before="11.112cm" text:min-label-width="-10.79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-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2Level1" text:level="2">
        <style:list-level-properties text:space-before="1.905cm" text:min-label-width="-1.58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2Level2" text:level="3">
        <style:list-level-properties text:space-before="3.492cm" text:min-label-width="-3.17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-4.12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2Level4" text:level="5">
        <style:list-level-properties text:space-before="5.715cm" text:min-label-width="-5.39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2Level5" text:level="6">
        <style:list-level-properties text:space-before="7.302cm" text:min-label-width="-6.98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-7.93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2Level7" text:level="8">
        <style:list-level-properties text:space-before="9.525cm" text:min-label-width="-9.20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2Level8" text:level="9">
        <style:list-level-properties text:space-before="11.112cm" text:min-label-width="-10.79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